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ea6" officeooo:paragraph-rsid="000d9ea6"/>
    </style:style>
    <style:style style:name="P2" style:family="paragraph" style:parent-style-name="Standard">
      <style:text-properties officeooo:rsid="000e6ca6" officeooo:paragraph-rsid="000e6ca6"/>
    </style:style>
    <style:style style:name="P3" style:family="paragraph" style:parent-style-name="Standard">
      <style:text-properties officeooo:rsid="00102c6f" officeooo:paragraph-rsid="00102c6f"/>
    </style:style>
    <style:style style:name="P4" style:family="paragraph" style:parent-style-name="Standard">
      <style:text-properties officeooo:rsid="00108242" officeooo:paragraph-rsid="00108242"/>
    </style:style>
    <style:style style:name="P5" style:family="paragraph" style:parent-style-name="Standard">
      <style:text-properties officeooo:rsid="00113b96" officeooo:paragraph-rsid="00113b9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e6ca6"/>
    </style:style>
    <style:style style:name="T5" style:family="text">
      <style:text-properties officeooo:rsid="00102c6f"/>
    </style:style>
    <style:style style:name="T6" style:family="text">
      <style:text-properties officeooo:rsid="00108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<text:span text:style-name="T1">th</text:span> February</text:p>
      <text:p text:style-name="P1"/>
      <text:p text:style-name="P1">#pragma omp for[clause]</text:p>
      <text:p text:style-name="P1"/>
      <text:p text:style-name="P1"><text:span text:style-name="T3">for</text:span> directive specifies </text:p>
      <text:p text:style-name="P1">that iterations of a loop immediately following must be executed in parallel by existing team of threads.</text:p>
      <text:p text:style-name="P1"/>
      <text:p text:style-name="P1">Clauses: private(list)</text:p>
      <text:p text:style-name="P1"><text:tab/> <text:s/>firstprivate (list) – declares an initial value</text:p>
      <text:p text:style-name="P1"><text:tab/> <text:s/>lastprivate (list) – causes the corresponding orignal item to be updated at the end of the <text:tab/> <text:s/>region.</text:p>
      <text:p text:style-name="P1"><text:tab/> <text:s/>Reduction (operator list)</text:p>
      <text:p text:style-name="P1"><text:tab/> <text:s/>schedule (kind, chunksize)</text:p>
      <text:p text:style-name="P1"/>
      <text:p text:style-name="P1"><text:span text:style-name="T4">Parallel loop</text:span> <text:span text:style-name="T4">construct </text:span></text:p>
      <text:p text:style-name="P2">#pragma omp parallel loop </text:p>
      <text:p text:style-name="P2">{</text:p>
      <text:p text:style-name="P2">...</text:p>
      <text:p text:style-name="P2">}</text:p>
      <text:p text:style-name="P2"/>
      <text:p text:style-name="P2">Sections </text:p>
      <text:p text:style-name="P2">Sections contain a set of structured blocks that are distributed and executed by a team of threads. </text:p>
      <text:p text:style-name="P2">Specifies what tasks can run in parallel and which cannot </text:p>
      <text:p text:style-name="P2"/>
      <text:p text:style-name="P2">-Task level parallelism </text:p>
      <text:p text:style-name="P2">#pragma omp sections </text:p>
      <text:p text:style-name="P2">{</text:p>
      <text:p text:style-name="P2"><text:tab/>{Task_A();}</text:p>
      <text:p text:style-name="P2"><text:tab/>#pragma omp section </text:p>
      <text:p text:style-name="P2"><text:tab/>{ </text:p>
      <text:p text:style-name="P2"><text:tab/><text:tab/>Task_B();</text:p>
      <text:p text:style-name="P2"><text:tab/><text:tab/>Task_C();</text:p>
      <text:p text:style-name="P2"><text:tab/>}</text:p>
      <text:p text:style-name="P2"><text:tab/>#pragma omp section</text:p>
      <text:p text:style-name="P2"><text:tab/><text:span text:style-name="T5">{</text:span></text:p>
      <text:p text:style-name="P2"><text:tab/><text:tab/><text:span text:style-name="T5">Task_D();</text:span></text:p>
      <text:p text:style-name="P2"><text:tab/><text:span text:style-name="T5">}</text:span></text:p>
      <text:p text:style-name="P3">}</text:p>
      <text:p text:style-name="P3"/>
      <text:p text:style-name="P3">#pragma omp parallel </text:p>
      <text:p text:style-name="P3">{</text:p>
      <text:p text:style-name="P3"><text:tab/>Task_E();</text:p>
      <text:p text:style-name="P3"><text:tab/>#pragma omp sections</text:p>
      <text:p text:style-name="P3"><text:tab/>{</text:p>
      <text:p text:style-name="P3"><text:tab/><text:tab/>Task_F();</text:p>
      <text:p text:style-name="P3"><text:tab/><text:tab/><text:span text:style-name="T6">Task_J();</text:span></text:p>
      <text:p text:style-name="P3"><text:tab/><text:span text:style-name="T6">}</text:span></text:p>
      <text:p text:style-name="P3"><text:tab/>#pragma omp section</text:p>
      <text:p text:style-name="P3"><text:tab/>{</text:p>
      <text:p text:style-name="P3"><text:tab/><text:tab/><text:span text:style-name="T6">Task_G();</text:span></text:p>
      <text:p text:style-name="P3"><text:tab/><text:tab/><text:span text:style-name="T6">Task_H();</text:span></text:p>
      <text:p text:style-name="P4"><text:soft-page-break/>}</text:p>
      <text:p text:style-name="P4">#pragma omp section</text:p>
      <text:p text:style-name="P4">{</text:p>
      <text:p text:style-name="P4"><text:tab/>Task_I();</text:p>
      <text:p text:style-name="P4">}</text:p>
      <text:p text:style-name="P4"/>
      <text:p text:style-name="P5">#pragma omp parallel for if (M &gt; const)</text:p>
      <text:p text:style-name="P5">for( j =0 ; j &lt; M; j++)</text:p>
      <text:p text:style-name="P5">{<text:line-break/><text:tab/>loop body;</text:p>
      <text:p text:style-name="P5">}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08:06:02.699000000</meta:creation-date>
    <dc:date>2020-02-12T12:40:23.816000000</dc:date>
    <meta:editing-duration>P1DT2H13M32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2" meta:word-count="160" meta:character-count="993" meta:non-whitespace-character-count="828"/>
  </office:meta>
</office:document-meta>
</file>